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05f420" officeooo:paragraph-rsid="0005f420" style:font-size-asian="10.5pt" style:font-weight-asian="bold" style:font-size-complex="10.5pt" style:font-weight-complex="bold"/>
    </style:style>
    <style:style style:name="P2" style:family="paragraph" style:parent-style-name="Standard">
      <style:paragraph-properties fo:text-align="start" style:justify-single-word="false"/>
      <style:text-properties style:font-name="Nimbus Mono PS" fo:font-size="10.5pt" fo:font-weight="bold" officeooo:rsid="0005f420" officeooo:paragraph-rsid="0007cb9d" style:font-size-asian="10.5pt" style:font-weight-asian="bold" style:font-size-complex="10.5pt" style:font-weight-complex="bold"/>
    </style:style>
    <style:style style:name="P3" style:family="paragraph" style:parent-style-name="Standard">
      <style:paragraph-properties fo:text-align="center" style:justify-single-word="false"/>
      <style:text-properties style:font-name="Nimbus Mono PS" fo:font-size="10.5pt" fo:font-weight="bold" officeooo:rsid="0007cb9d" officeooo:paragraph-rsid="0007cb9d" style:font-size-asian="10.5pt" style:font-weight-asian="bold" style:font-size-complex="10.5pt" style:font-weight-complex="bold"/>
    </style:style>
    <style:style style:name="P4" style:family="paragraph" style:parent-style-name="Standard">
      <style:text-properties style:font-name="Nimbus Mono PS" fo:font-size="10.5pt" fo:font-weight="bold" officeooo:rsid="000d865d" officeooo:paragraph-rsid="000d865d" style:font-size-asian="10.5pt" style:font-weight-asian="bold" style:font-size-complex="10.5pt" style:font-weight-complex="bold"/>
    </style:style>
    <style:style style:name="P5" style:family="paragraph" style:parent-style-name="Standard">
      <style:text-properties style:font-name="Nimbus Mono PS" fo:font-size="10.5pt" officeooo:rsid="0005f420" officeooo:paragraph-rsid="0005f420" style:font-size-asian="10.5pt" style:font-size-complex="10.5pt"/>
    </style:style>
    <style:style style:name="P6" style:family="paragraph" style:parent-style-name="Standard">
      <style:paragraph-properties fo:text-align="start" style:justify-single-word="false"/>
      <style:text-properties style:font-name="Nimbus Mono PS" fo:font-size="10.5pt" officeooo:rsid="0005f420" officeooo:paragraph-rsid="0005f420" style:font-size-asian="10.5pt" style:font-size-complex="10.5pt"/>
    </style:style>
    <style:style style:name="P7" style:family="paragraph" style:parent-style-name="Standard">
      <style:text-properties style:font-name="Nimbus Mono PS" fo:font-size="10.5pt" officeooo:rsid="0005f420" officeooo:paragraph-rsid="0007cb9d" style:font-size-asian="10.5pt" style:font-size-complex="10.5pt"/>
    </style:style>
    <style:style style:name="P8" style:family="paragraph" style:parent-style-name="Standard">
      <style:text-properties style:font-name="Nimbus Mono PS" fo:font-size="10.5pt" officeooo:rsid="000c3280" officeooo:paragraph-rsid="000c3280" style:font-size-asian="10.5pt" style:font-size-complex="10.5pt"/>
    </style:style>
    <style:style style:name="P9" style:family="paragraph" style:parent-style-name="Standard">
      <style:text-properties style:font-name="Nimbus Mono PS" fo:font-size="10.5pt" officeooo:rsid="000c8522" officeooo:paragraph-rsid="000c8522" style:font-size-asian="10.5pt" style:font-size-complex="10.5pt"/>
    </style:style>
    <style:style style:name="P10" style:family="paragraph" style:parent-style-name="Standard">
      <style:text-properties style:font-name="Nimbus Mono PS" fo:font-size="10.5pt" fo:font-weight="normal" officeooo:rsid="0005f420" officeooo:paragraph-rsid="0005f420" style:font-size-asian="10.5pt" style:font-weight-asian="normal" style:font-size-complex="10.5pt" style:font-weight-complex="normal"/>
    </style:style>
    <style:style style:name="P11" style:family="paragraph" style:parent-style-name="Standard">
      <style:text-properties style:font-name="Nimbus Mono PS" fo:font-size="10.5pt" fo:font-style="italic" officeooo:rsid="0005f420" officeooo:paragraph-rsid="0005f420" style:font-size-asian="10.5pt" style:font-style-asian="italic" style:font-size-complex="10.5pt" style:font-style-complex="italic"/>
    </style:style>
    <style:style style:name="P12" style:family="paragraph" style:parent-style-name="Standard">
      <style:text-properties style:font-name="Nimbus Mono PS" fo:font-size="10.5pt" fo:language="en" fo:country="US" officeooo:rsid="0005f420" officeooo:paragraph-rsid="0005f420" style:font-size-asian="10.5pt" style:font-size-complex="10.5pt"/>
    </style:style>
    <style:style style:name="P13"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4"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a67bf" officeooo:paragraph-rsid="0007cb9d" style:font-size-asian="10.5pt" style:font-weight-asian="bold" style:font-size-complex="10.5pt" style:font-weight-complex="bold"/>
    </style:style>
    <style:style style:name="P15"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16"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17" style:family="paragraph" style:parent-style-name="Standard">
      <style:text-properties style:font-name="Nimbus Mono PS" fo:font-size="9.5pt" fo:font-weight="normal" officeooo:rsid="0005f420" officeooo:paragraph-rsid="0005f420" style:font-size-asian="9.5pt" style:font-weight-asian="normal" style:font-size-complex="9.5pt" style:font-weight-complex="normal"/>
    </style:style>
    <style:style style:name="P18" style:family="paragraph" style:parent-style-name="Standard">
      <style:text-properties style:font-name="Nimbus Mono PS" fo:font-size="10.5pt" fo:font-weight="bold" officeooo:rsid="0005f420" officeooo:paragraph-rsid="0005f420" style:font-size-asian="10.5pt" style:font-weight-asian="bold" style:font-size-complex="10.5pt" style:font-weight-complex="bold"/>
    </style:style>
    <style:style style:name="P19"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20" style:family="paragraph" style:parent-style-name="Standard">
      <style:paragraph-properties fo:text-align="start"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21" style:family="paragraph" style:parent-style-name="Standard">
      <style:text-properties style:font-name="Nimbus Mono PS" fo:font-size="10.5pt" fo:font-weight="bold" officeooo:rsid="000d865d" officeooo:paragraph-rsid="000d865d" style:font-size-asian="10.5pt" style:font-weight-asian="bold" style:font-size-complex="10.5pt" style:font-weight-complex="bold"/>
    </style:style>
    <style:style style:name="P22" style:family="paragraph" style:parent-style-name="Standard">
      <style:text-properties style:font-name="Nimbus Mono PS" fo:font-size="10.5pt" officeooo:rsid="000c8522" officeooo:paragraph-rsid="0005f420" style:font-size-asian="10.5pt" style:font-size-complex="10.5pt"/>
    </style:style>
    <style:style style:name="P23" style:family="paragraph" style:parent-style-name="Standard">
      <style:text-properties style:font-name="Nimbus Mono PS" fo:font-size="10.5pt" officeooo:rsid="0005f420" officeooo:paragraph-rsid="0005f420" style:font-size-asian="10.5pt" style:font-size-complex="10.5pt"/>
    </style:style>
    <style:style style:name="P24" style:family="paragraph" style:parent-style-name="Standard">
      <style:text-properties style:font-name="Nimbus Mono PS" fo:font-size="10.5pt" officeooo:rsid="0005f420" officeooo:paragraph-rsid="00101875" style:font-size-asian="10.5pt" style:font-size-complex="10.5pt"/>
    </style:style>
    <style:style style:name="P25"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101875"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center" style:justify-single-word="false"/>
      <style:text-properties style:font-name="Nimbus Mono PS" fo:font-size="10.5pt" fo:font-style="normal" style:text-underline-style="none" fo:font-weight="normal" officeooo:rsid="00101875" officeooo:paragraph-rsid="00101875"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center" style:justify-single-word="false"/>
      <style:text-properties style:font-name="Nimbus Mono PS" fo:font-size="10.5pt" fo:font-style="normal" style:text-underline-style="none" fo:font-weight="bold" officeooo:rsid="00101875" officeooo:paragraph-rsid="00101875" style:font-size-asian="10.5pt" style:font-style-asian="normal" style:font-weight-asian="bold" style:font-size-complex="10.5pt" style:font-style-complex="normal" style:font-weight-complex="bold"/>
    </style:style>
    <style:style style:name="P30"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31"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7cb9d" officeooo:paragraph-rsid="0007cb9d" style:font-size-asian="10.5pt" style:font-weight-asian="bold" style:font-size-complex="10.5pt" style:font-weight-complex="bold"/>
    </style:style>
    <style:style style:name="P32" style:family="paragraph" style:parent-style-name="Standard">
      <style:text-properties style:font-name="Nimbus Mono PS" fo:font-size="10.5pt" fo:language="en" fo:country="US" officeooo:rsid="0005f420" officeooo:paragraph-rsid="0005f420" style:font-size-asian="10.5pt" style:font-size-complex="10.5pt"/>
    </style:style>
    <style:style style:name="P33" style:family="paragraph" style:parent-style-name="Standard">
      <style:text-properties style:font-name="Nimbus Mono PS" fo:font-size="10.5pt" fo:font-weight="normal" officeooo:rsid="0005f420" officeooo:paragraph-rsid="0005f420"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bold" officeooo:rsid="0007cb9d" style:font-weight-asian="bold" style:font-weight-complex="bold"/>
    </style:style>
    <style:style style:name="T3" style:family="text">
      <style:text-properties fo:font-weight="bold" officeooo:rsid="00101875"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officeooo:rsid="0007cb9d"/>
    </style:style>
    <style:style style:name="T7" style:family="text">
      <style:text-properties officeooo:rsid="0009b837"/>
    </style:style>
    <style:style style:name="T8" style:family="text">
      <style:text-properties officeooo:rsid="000c8522"/>
    </style:style>
    <style:style style:name="T9" style:family="text">
      <style:text-properties officeooo:rsid="000fa421"/>
    </style:style>
    <style:style style:name="T10" style:family="text">
      <style:text-properties officeooo:rsid="00101875"/>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ust Day 0 Exercises</text:p>
      <text:p text:style-name="P15"/>
      <text:p text:style-name="P16"><text:tab/><text:span text:style-name="T7">For this assignment you will be cre</text:span><text:span text:style-name="T10">a</text:span><text:span text:style-name="T7">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16"><text:tab/><text:span text:style-name="T7">You will be required to turn in 1 file ex0.rs. I will call your functions from my own main.rs with several tests I will run them through. The tests will be similar to the example inputs detailed below. </text:span></text:p>
      <text:p text:style-name="P16"><text:tab/><text:span text:style-name="T10">Each exercise will be worth a certain amount of points. The total score will be graded out of </text:span><text:span text:style-name="T3">40</text:span><text:span text:style-name="T10"> with </text:span><text:span text:style-name="T3">50 </text:span><text:span text:style-name="T10">points possible for extra credit. In the grading every function will be called. If your function compiles it is worth </text:span><text:span text:style-name="T3">1 pt</text:span><text:span text:style-name="T10"> and if it is error free that will be </text:span><text:span text:style-name="T3">1 pt </text:span><text:span text:style-name="T10">more. Additional points will be based on output, how the function handles edge cases, and general structure of the function.</text:span></text:p>
      <text:p text:style-name="P16"/>
      <text:p text:style-name="P30">points</text:p>
      <text:p text:style-name="P29">5 pts</text:p>
      <text:p text:style-name="P26">fahrenheit_celsius_converter </text:p>
      <text:p text:style-name="P27">dice_roll</text:p>
      <text:p text:style-name="P27">multi_string</text:p>
      <text:p text:style-name="P27">add_vowels</text:p>
      <text:p text:style-name="P28">echo_split</text:p>
      <text:p text:style-name="P28"/>
      <text:p text:style-name="P29">7 pts</text:p>
      <text:p text:style-name="P27"><text:span text:style-name="T10">i</text:span>nput_number</text:p>
      <text:p text:style-name="P26">draw_card</text:p>
      <text:p text:style-name="P26">input_coord</text:p>
      <text:p text:style-name="P26"/>
      <text:p text:style-name="P29">10 pts</text:p>
      <text:p text:style-name="P27">madlib</text:p>
      <text:p text:style-name="P27">ghost_name_generator</text:p>
      <text:p text:style-name="P27">print_board</text:p>
      <text:p text:style-name="P27"/>
      <text:p text:style-name="P29">30 pts</text:p>
      <text:p text:style-name="P27">ship_captain_crew</text:p>
      <text:p text:style-name="P26">tic_tac_toe</text:p>
      <text:p text:style-name="P26"/>
      <text:p text:style-name="P16"><text:tab/></text:p>
      <text:p text:style-name="P16"/>
      <text:p text:style-name="P13">ex0.rs</text:p>
      <text:p text:style-name="P19">5 pts</text:p>
      <text:p text:style-name="P1">pub fn fahrenheit_celsius_converter(temperature: i32, f2c: bool) -&gt; f32</text:p>
      <text:p text:style-name="P5"><text:tab/><text:span text:style-name="T10">T</text:span>akes in a<text:span text:style-name="T10">n i32 called </text:span>temperature and a bool. The temperature is in integer form and must be converted to a fl<text:span text:style-name="T10">oa</text:span>ting value. If f2c is true <text:span text:style-name="T10">c</text:span>onvert the temperature from fahrenheit to celsius. If f2c is false, convert temperature from celsius to fahrenheit.</text:p>
      <text:p text:style-name="P5"/>
      <text:p text:style-name="P5"/>
      <text:p text:style-name="P5">temperature == 52, f2c == true → 11.111111</text:p>
      <text:p text:style-name="P5">temperature == 0, f2c == false → 32</text:p>
      <text:p text:style-name="P5"/>
      <text:p text:style-name="P5"/>
      <text:p text:style-name="P5"/>
      <text:p text:style-name="P5"/>
      <text:p text:style-name="P19"><text:soft-page-break/>5 pts</text:p>
      <text:p text:style-name="P1">pub fn dice_roll(sides: u8) -&gt; u8</text:p>
      <text:p text:style-name="P5"><text:tab/>Produces a random number that could be rolled from dice with a defined amount of sides. <text:span text:style-name="T1">sides</text:span> indicates how many sides are on the “die”. </text:p>
      <text:p text:style-name="P5"/>
      <text:p text:style-name="P5"/>
      <text:p text:style-name="P6">sides == 6 → 1 – 6</text:p>
      <text:p text:style-name="P6">sides == 8 → 1 - 8</text:p>
      <text:p text:style-name="P6">sides == 4 → 1 – 4</text:p>
      <text:p text:style-name="P5"/>
      <text:p text:style-name="P5"/>
      <text:p text:style-name="P19">5 pts</text:p>
      <text:p text:style-name="P1">pub fn multi_string(s: String) -&gt; [String; 4]</text:p>
      <text:p text:style-name="P5"><text:tab/>Takes in a String a produces an array of size 4. The first element in the array will be the String s itself. The following strings will have a number in text form appended to them in accordance with their position in the array. <text:span text:style-name="T10">This function will consume the passed in String.</text:span></text:p>
      <text:p text:style-name="P5"/>
      <text:p text:style-name="P5"/>
      <text:p text:style-name="P6">S == “../” → [“../”, “../ONE”, “../TWO”, “../<text:span text:style-name="T10">T</text:span>HREE”]</text:p>
      <text:p text:style-name="P6">s == “fish” → [“fish”, “fishONE”, “fishTWO”, “fishTHREE”]</text:p>
      <text:p text:style-name="P5"/>
      <text:p text:style-name="P5"/>
      <text:p text:style-name="P19">5 pts</text:p>
      <text:p text:style-name="P1">pub fn add_vowels(s: &amp;mut String)</text:p>
      <text:p text:style-name="P5"><text:tab/>Takes in a mutable reference to a String and updates the actual String itself. Any vowels in the String must duplicated <text:span text:style-name="T10">(not counting ‘y’)</text:span>.</text:p>
      <text:p text:style-name="P5"/>
      <text:p text:style-name="P5"/>
      <text:p text:style-name="P5">s == “<text:span text:style-name="T10">bok fod</text:span>” → “<text:span text:style-name="T10">book food</text:span>”</text:p>
      <text:p text:style-name="P5">s == “papero” → “paapeeroo”</text:p>
      <text:p text:style-name="P5">s == “BOOK” → “BOOOOK”</text:p>
      <text:p text:style-name="P5">s == “Over” → “Ooveer”</text:p>
      <text:p text:style-name="P5"/>
      <text:p text:style-name="P5"/>
      <text:p text:style-name="P19">5 pts</text:p>
      <text:p text:style-name="P1">pub fn echo_split(whole: String, num: u32)</text:p>
      <text:p text:style-name="P5"><text:tab/>Takes in a String and slices it into 2 sub-strings. Each of these sub-strings are then printed num amount of times.</text:p>
      <text:p text:style-name="P5"/>
      <text:p text:style-name="P5"/>
      <text:p text:style-name="P5">whole == “fish”, num == 3 → fififi shshsh</text:p>
      <text:p text:style-name="P5">whole == “doctor”, numm == 6 → docdocdoc tortortor</text:p>
      <text:p text:style-name="P5"/>
      <text:p text:style-name="P5"/>
      <text:p text:style-name="P19">7 pts</text:p>
      <text:p text:style-name="P1">pub fn input_number(high: u32) -&gt; Option&lt;u32&gt;</text:p>
      <text:p text:style-name="P5"><text:tab/><text:span text:style-name="T10">R</text:span>eads in input and attempts to parse it into a number. If it succeeds and the number is less than high, it returns that. Otherwise it returns None.</text:p>
      <text:p text:style-name="P5"/>
      <text:p text:style-name="P5"/>
      <text:p text:style-name="P5">input == “12”, high == 10 → None</text:p>
      <text:p text:style-name="P5">input == “12”, high == 12 → None</text:p>
      <text:p text:style-name="P5">input == “2”, high == 3 → Some(3)</text:p>
      <text:p text:style-name="P5">input == “2fish”, high == 5 → Some(2)</text:p>
      <text:p text:style-name="P5"><text:soft-page-break/></text:p>
      <text:p text:style-name="P19">7 pts</text:p>
      <text:p text:style-name="P1">#[derive(Debug)]</text:p>
      <text:p text:style-name="P1">enum Card {</text:p>
      <text:p text:style-name="P1"><text:tab/>Diamond(String),</text:p>
      <text:p text:style-name="P1"><text:tab/>Club(String),</text:p>
      <text:p text:style-name="P1"><text:tab/>Heart(String),</text:p>
      <text:p text:style-name="P1"><text:tab/>Spade(String)</text:p>
      <text:p text:style-name="P1">}</text:p>
      <text:p text:style-name="P1">pub fn draw_card() -&gt; Card</text:p>
      <text:p text:style-name="P5"><text:tab/>After defining the above enum. Create a function that produces a random card one might find in a deck. The Card will have a suit(we have 4 defined here) and a String, representing the face value of the card, either a number 2-10, or a face card (“King”, “Queen”, “Ace”, “Jack”). The enum derives the Debug type so that it may be printed out afterwards.</text:p>
      <text:p text:style-name="P5"/>
      <text:p text:style-name="P5"/>
      <text:p text:style-name="P5">Diamond("4")</text:p>
      <text:p text:style-name="P5">Heart("King")</text:p>
      <text:p text:style-name="P5">Spade("10")</text:p>
      <text:p text:style-name="P5">Club("8")</text:p>
      <text:p text:style-name="P5">Spade("Ace")</text:p>
      <text:p text:style-name="P5">Heart("Queen")</text:p>
      <text:p text:style-name="P5"/>
      <text:p text:style-name="P5"/>
      <text:p text:style-name="P19">7 pts</text:p>
      <text:p text:style-name="P1">pub fn input<text:span text:style-name="T9">_coord</text:span>(size: u8) -&gt; (u8, u8)</text:p>
      <text:p text:style-name="P5"><text:tab/><text:span text:style-name="T10">T</text:span>akes in input from the user. It takes 2 Strings from the user and parses them into u8s. Those u8s are then returned as a tuple. This Tuple represents coordinates in a square field of with sides the length of side. The coordinates of the square are from 0 – size. So if the user inputs a number equal to or greater than size it is considered out of bounds.</text:p>
      <text:p text:style-name="P5"><text:tab/>You must handle all errors and edge cases that might occur. If the user inputs something that is not a number or the number they input is out of bounds. The function continues until the user has successfully inputs 2 numbers or there is an error with input, in which case an invalid tuple (size, size) is passed back.</text:p>
      <text:p text:style-name="P5"/>
      <text:p text:style-name="P5"/>
      <text:p text:style-name="P9">size == 3</text:p>
      <text:p text:style-name="P22">enter coordinate for 3 x 3:</text:p>
      <text:p text:style-name="P22"><text:span text:style-name="T10">input&gt; </text:span>s</text:p>
      <text:p text:style-name="P22">"s" is not a number, error: invalid digit found in string</text:p>
      <text:p text:style-name="P22">enter coordinate for 3 x 3:</text:p>
      <text:p text:style-name="P22"><text:span text:style-name="T10">input &gt; </text:span>4</text:p>
      <text:p text:style-name="P22">4 is <text:span text:style-name="T10">is out of bounds on</text:span> <text:span text:style-name="T10">a </text:span>board <text:span text:style-name="T10">of size</text:span> 3</text:p>
      <text:p text:style-name="P22">enter coordinate for 3 x 3:</text:p>
      <text:p text:style-name="P22"><text:span text:style-name="T10">input &gt; </text:span>2</text:p>
      <text:p text:style-name="P22">enter coordinate for 3 x 3:</text:p>
      <text:p text:style-name="P22"><text:span text:style-name="T10">input &gt; </text:span>1</text:p>
      <text:p text:style-name="P5"><text:tab/>→ <text:span text:style-name="T8">(</text:span><text:span text:style-name="T10">2</text:span><text:span text:style-name="T8">, </text:span><text:span text:style-name="T10">1</text:span><text:span text:style-name="T8">)</text:span> </text:p>
      <text:p text:style-name="P24"/>
      <text:p text:style-name="P24"/>
      <text:p text:style-name="P24"/>
      <text:p text:style-name="P24"/>
      <text:p text:style-name="P19"><text:soft-page-break/>10 pts</text:p>
      <text:p text:style-name="P1">pub fn madlib()</text:p>
      <text:p text:style-name="P5"><text:tab/>This function asks the user for input. The input corresponds with a type of word (adjective, noun, past tense verb etc). The user provides the input, the function saves the input and once it receives all the input it pri<text:span text:style-name="T10">nts</text:span> out a string using the user provided strings. You must have at least 5 words of input <text:span text:style-name="T10">in</text:span> the madlib, but otherwise you can do it however you like.</text:p>
      <text:p text:style-name="P5"/>
      <text:p text:style-name="P5"/>
      <text:p text:style-name="P8">MAD-LIB</text:p>
      <text:p text:style-name="P5">give me a noun</text:p>
      <text:p text:style-name="P11">fish</text:p>
      <text:p text:style-name="P5">give me a adjective</text:p>
      <text:p text:style-name="P11">cool</text:p>
      <text:p text:style-name="P5">give me a past tense verb</text:p>
      <text:p text:style-name="P11">ate</text:p>
      <text:p text:style-name="P5">give me a noun</text:p>
      <text:p text:style-name="P11">donkey</text:p>
      <text:p text:style-name="P5">give me a noun</text:p>
      <text:p text:style-name="P11">pastor</text:p>
      <text:p text:style-name="P7">The <text:span text:style-name="T4">fish</text:span> was really <text:span text:style-name="T4">cool</text:span>.</text:p>
      <text:p text:style-name="P7">My mom <text:span text:style-name="T4">ate</text:span> the <text:span text:style-name="T4">donkey</text:span> and then kicked the <text:span text:style-name="T4">pastor</text:span></text:p>
      <text:p text:style-name="P5"/>
      <text:p text:style-name="P8">MAD-LIB</text:p>
      <text:p text:style-name="P5">give me a place</text:p>
      <text:p text:style-name="P11">pizza hut</text:p>
      <text:p text:style-name="P5">give me a noun</text:p>
      <text:p text:style-name="P11">donkey</text:p>
      <text:p text:style-name="P5">give me a past tense verb</text:p>
      <text:p text:style-name="P11">farted</text:p>
      <text:p text:style-name="P5">give me a proper noun</text:p>
      <text:p text:style-name="P11">Bill Nye</text:p>
      <text:p text:style-name="P5">give me a adjective</text:p>
      <text:p text:style-name="P11">sexy</text:p>
      <text:p text:style-name="P5">We went to <text:span text:style-name="T4">pizza hut</text:span>, I was really scared.</text:p>
      <text:p text:style-name="P5">A gigantic <text:span text:style-name="T4">donkey farted </text:span>and I knew I was a goner.</text:p>
      <text:p text:style-name="P5">But then <text:span text:style-name="T4">Bill Nye</text:span> came and killed the<text:span text:style-name="T4"> donkey</text:span></text:p>
      <text:p text:style-name="P5">They were so <text:span text:style-name="T4">sexy</text:span>.</text:p>
      <text:p text:style-name="P1"/>
      <text:p text:style-name="P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10 pts</text:p>
      <text:p text:style-name="P1">pub fn ghost_name_generator(s: &amp;mut String)</text:p>
      <text:p text:style-name="P12">to find out your ghost name: </text:p>
      <text:p text:style-name="P12">Use your first name: </text:p>
      <text:p text:style-name="P12"><text:tab/>a - add “t” after it <text:tab/></text:p>
      <text:p text:style-name="P12"><text:tab/>e - add “boo” after it </text:p>
      <text:p text:style-name="P12"><text:tab/>h - becomes “s” </text:p>
      <text:p text:style-name="P12"><text:tab/>n - add “oo” after it </text:p>
      <text:p text:style-name="P12"><text:tab/>r - add “eee” after it </text:p>
      <text:p text:style-name="P12"><text:tab/>y - add “oo” after it </text:p>
      <text:p text:style-name="P12">that’s it that’s your ghost name</text:p>
      <text:p text:style-name="P12">- @nathanwpyle</text:p>
      <text:p text:style-name="P12"/>
      <text:p text:style-name="P12"><text:tab/>This function will take in a mutable reference to a String and it will convert that String to the proper Ghost Name, using the above rules.</text:p>
      <text:p text:style-name="P12"/>
      <text:p text:style-name="P12"/>
      <text:p text:style-name="P12">s == “John” → “Josnoo”</text:p>
      <text:p text:style-name="P12">s == “Steven” → “Stebooveboonoo”</text:p>
      <text:p text:style-name="P5">s == “Tim” → “Tim”</text:p>
      <text:p text:style-name="P5">s == “Henry” → “Seboonooreeyoo”</text:p>
      <text:p text:style-name="P5"/>
      <text:p text:style-name="P5"/>
      <text:p text:style-name="P19">10 pts</text:p>
      <text:p text:style-name="P1">pub fn print_board(exes:[(u8, u8);5], oes: [(u8, u8);5])</text:p>
      <text:p text:style-name="P5"><text:tab/>This function will print out a 3x3 box, that could repressent a game of tic-tac-toe at any given state. It takes 2 arrays of tuples. The tuples each contain 2 u8s which coordinate to positions in the box you will print out. If there exists a space on the board that is not covered by a tuple it will print out a ‘-’. If a tuple in exes occurs within the board print out ‘X’. If a tuple in oes occurs on the board, print out ‘O’. (4, 4) represents something out of bounds.</text:p>
      <text:p text:style-name="P5"/>
      <text:p text:style-name="P5"/>
      <text:p text:style-name="P5">exes == [(0,0), (1,1), (2,1), (4,4), (4,4)]</text:p>
      <text:p text:style-name="P5">oes == [(1,0), (2,2), (4,4), (4, 4), (4, 4)]</text:p>
      <text:p text:style-name="P5">- - O</text:p>
      <text:p text:style-name="P5">- X X</text:p>
      <text:p text:style-name="P5">X O -</text:p>
      <text:p text:style-name="P5"/>
      <text:p text:style-name="P5">exes == [(1,1), (0,1), (1,2), (2, 0), (4,4)]</text:p>
      <text:p text:style-name="P5">oes == [(0,1), (2,2), (1,0), (0, 2), (4, 4)]</text:p>
      <text:p text:style-name="P5">O X O</text:p>
      <text:p text:style-name="P5">O X -</text:p>
      <text:p text:style-name="P5">X O X</text:p>
      <text:p text:style-name="P5"/>
      <text:p text:style-name="P5"/>
      <text:p text:style-name="P1"/>
      <text:p text:style-name="P1"/>
      <text:p text:style-name="P1"/>
      <text:p text:style-name="P3"/>
      <text:p text:style-name="P3"/>
      <text:p text:style-name="P3"/>
      <text:p text:style-name="P31"/>
      <text:p text:style-name="P14"/>
      <text:p text:style-name="P20"><text:soft-page-break/>30 pts</text:p>
      <text:p text:style-name="P2">pub fn tic_tac_toe()</text:p>
      <text:p text:style-name="P5"><text:tab/>Implements logic for playing a game of tic-tac-toe. The <text:span text:style-name="T1">print_board</text:span><text:span text:style-name="T5"> and </text:span><text:span text:style-name="T1">coord_input</text:span><text:span text:style-name="T5"> functions will help a lot. The game will keeep track of whose turn it is and ask for input. It will save that input in an array and use it to draw the board. Once a “spot” on the board has been used, then it cannot be used again.</text:span></text:p>
      <text:p text:style-name="P10"><text:tab/>The game will calculate whether or not either player has gotten 3 in a row and declare a winner when that person does. If the board is filled and there is no winner, then a time is declared.</text:p>
      <text:p text:style-name="P10"/>
      <text:p text:style-name="P1"/>
      <text:section text:style-name="Sect1" text:name="Section1">
        <text:p text:style-name="P4">TIC-TAC-TOE</text:p>
        <text:p text:style-name="P1">-----</text:p>
        <text:p text:style-name="P1">- - - </text:p>
        <text:p text:style-name="P1">- - - </text:p>
        <text:p text:style-name="P1">- - - </text:p>
        <text:p text:style-name="P1">-----</text:p>
        <text:p text:style-name="P1">X turn</text:p>
        <text:p text:style-name="P1">enter coordinate for 3 x 3:</text:p>
        <text:p text:style-name="P1">1</text:p>
        <text:p text:style-name="P1">enter coordinate for 3 x 3:</text:p>
        <text:p text:style-name="P1">1</text:p>
        <text:p text:style-name="P1">-----</text:p>
        <text:p text:style-name="P1">- - - </text:p>
        <text:p text:style-name="P1">- X - </text:p>
        <text:p text:style-name="P1">- - - </text:p>
        <text:p text:style-name="P1">-----</text:p>
        <text:p text:style-name="P1">O turn</text:p>
        <text:p text:style-name="P1">enter coordinate for 3 x 3:</text:p>
        <text:p text:style-name="P1">0</text:p>
        <text:p text:style-name="P1">enter coordinate for 3 x 3:</text:p>
        <text:p text:style-name="P1">1</text:p>
        <text:p text:style-name="P1">-----</text:p>
        <text:p text:style-name="P1">- - - </text:p>
        <text:p text:style-name="P1">O X - </text:p>
        <text:p text:style-name="P1">- - - </text:p>
        <text:p text:style-name="P1">-----</text:p>
        <text:p text:style-name="P1">X turn</text:p>
        <text:p text:style-name="P1">enter coordinate for 3 x 3:</text:p>
        <text:p text:style-name="P1">0</text:p>
        <text:p text:style-name="P1">enter coordinate for 3 x 3:</text:p>
        <text:p text:style-name="P1">0</text:p>
        <text:p text:style-name="P1"/>
        <text:p text:style-name="P1">-----</text:p>
        <text:p text:style-name="P1">- - - </text:p>
        <text:p text:style-name="P1">O X - </text:p>
        <text:p text:style-name="P1">X - - </text:p>
        <text:p text:style-name="P1">-----</text:p>
        <text:p text:style-name="P1">O turn</text:p>
        <text:p text:style-name="P1">enter coordinate for 3 x 3:</text:p>
        <text:p text:style-name="P1">2</text:p>
        <text:p text:style-name="P1">enter coordinate for 3 x 3:</text:p>
        <text:p text:style-name="P1">1</text:p>
        <text:p text:style-name="P1">-----</text:p>
        <text:p text:style-name="P1">- - - </text:p>
        <text:p text:style-name="P1">O X O </text:p>
        <text:p text:style-name="P1">X - - </text:p>
        <text:p text:style-name="P1">-----</text:p>
        <text:p text:style-name="P1">X turn</text:p>
        <text:p text:style-name="P1">enter coordinate for 3 x 3:</text:p>
        <text:p text:style-name="P1">2</text:p>
        <text:p text:style-name="P1">enter coordinate for 3 x 3:</text:p>
        <text:p text:style-name="P1">2</text:p>
        <text:p text:style-name="P1">-----</text:p>
        <text:p text:style-name="P1">- - X </text:p>
        <text:p text:style-name="P1">O X O </text:p>
        <text:p text:style-name="P1">X - - </text:p>
        <text:p text:style-name="P1">-----</text:p>
        <text:p text:style-name="P1">x wins</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IC-TAC-TOE</text:p>
        <text:p text:style-name="P1">X turn</text:p>
        <text:p text:style-name="P1">enter coordinate for 3 x 3:</text:p>
        <text:p text:style-name="P1">0</text:p>
        <text:p text:style-name="P1">enter coordinate for 3 x 3:</text:p>
        <text:p text:style-name="P1">0</text:p>
        <text:p text:style-name="P1">-----</text:p>
        <text:p text:style-name="P1">- - - </text:p>
        <text:p text:style-name="P1">- - - </text:p>
        <text:p text:style-name="P1">X - - </text:p>
        <text:p text:style-name="P1">-----</text:p>
        <text:p text:style-name="P1">O turn</text:p>
        <text:p text:style-name="P1">enter coordinate for 3 x 3:</text:p>
        <text:p text:style-name="P1">1</text:p>
        <text:p text:style-name="P1">enter coordinate for 3 x 3:</text:p>
        <text:p text:style-name="P1">1</text:p>
        <text:p text:style-name="P1">-----</text:p>
        <text:p text:style-name="P1">- - - </text:p>
        <text:p text:style-name="P1">- O - </text:p>
        <text:p text:style-name="P1">X - - </text:p>
        <text:p text:style-name="P1">-----</text:p>
        <text:p text:style-name="P1">X turn</text:p>
        <text:p text:style-name="P1">enter coordinate for 3 x 3:</text:p>
        <text:p text:style-name="P1">0</text:p>
        <text:p text:style-name="P1">enter coordinate for 3 x 3:</text:p>
        <text:p text:style-name="P1">1</text:p>
        <text:p text:style-name="P1">-----</text:p>
        <text:p text:style-name="P1">- - - </text:p>
        <text:p text:style-name="P1">X O - </text:p>
        <text:p text:style-name="P1">X - - </text:p>
        <text:p text:style-name="P1">-----</text:p>
        <text:p text:style-name="P1">O turn</text:p>
        <text:p text:style-name="P1">enter coordinate for 3 x 3:</text:p>
        <text:p text:style-name="P1">0</text:p>
        <text:p text:style-name="P1">enter coordinate for 3 x 3:</text:p>
        <text:p text:style-name="P1">2</text:p>
        <text:p text:style-name="P1">-----</text:p>
        <text:p text:style-name="P1">O - - </text:p>
        <text:p text:style-name="P1">X O - </text:p>
        <text:p text:style-name="P1">X - - </text:p>
        <text:p text:style-name="P1">-----</text:p>
        <text:p text:style-name="P1">X turn</text:p>
        <text:p text:style-name="P1">enter coordinate for 3 x 3:</text:p>
        <text:p text:style-name="P1">2</text:p>
        <text:p text:style-name="P1">enter coordinate for 3 x 3:</text:p>
        <text:p text:style-name="P1">0</text:p>
        <text:p text:style-name="P1">-----</text:p>
        <text:p text:style-name="P1">O - - </text:p>
        <text:p text:style-name="P1">X O - </text:p>
        <text:p text:style-name="P1">X - X </text:p>
        <text:p text:style-name="P1">-----</text:p>
        <text:p text:style-name="P1">O turn</text:p>
        <text:p text:style-name="P1">enter coordinate for 3 x 3:</text:p>
        <text:p text:style-name="P1">1</text:p>
        <text:p text:style-name="P1">enter coordinate for 3 x 3:</text:p>
        <text:p text:style-name="P1">0</text:p>
        <text:p text:style-name="P1">-----</text:p>
        <text:p text:style-name="P1">O - - </text:p>
        <text:p text:style-name="P1">X O - </text:p>
        <text:p text:style-name="P1">X O X </text:p>
        <text:p text:style-name="P1">-----</text:p>
        <text:p text:style-name="P1">X turn</text:p>
        <text:p text:style-name="P1">enter coordinate for 3 x 3:</text:p>
        <text:p text:style-name="P1">1</text:p>
        <text:p text:style-name="P1">enter coordinate for 3 x 3:</text:p>
        <text:p text:style-name="P1">2</text:p>
        <text:p text:style-name="P1">-----</text:p>
        <text:p text:style-name="P1">O X - </text:p>
        <text:p text:style-name="P1">X O - </text:p>
        <text:p text:style-name="P1">X O X </text:p>
        <text:p text:style-name="P1">-----</text:p>
        <text:p text:style-name="P1">O turn</text:p>
        <text:p text:style-name="P1">enter coordinate for 3 x 3:</text:p>
        <text:p text:style-name="P1">2</text:p>
        <text:p text:style-name="P1">enter coordinate for 3 x 3:</text:p>
        <text:p text:style-name="P1">1</text:p>
        <text:p text:style-name="P1">-----</text:p>
        <text:p text:style-name="P1">O X - </text:p>
        <text:p text:style-name="P1">X O O </text:p>
        <text:p text:style-name="P1">X O X </text:p>
        <text:p text:style-name="P1">-----</text:p>
        <text:p text:style-name="P1">X turn</text:p>
        <text:p text:style-name="P1">enter coordinate for 3 x 3:</text:p>
        <text:p text:style-name="P1">2</text:p>
        <text:p text:style-name="P1">enter coordinate for 3 x 3:</text:p>
        <text:p text:style-name="P1">2</text:p>
        <text:p text:style-name="P1">-----</text:p>
        <text:p text:style-name="P1">O X X </text:p>
        <text:p text:style-name="P1">X O O </text:p>
        <text:p text:style-name="P1">X O X </text:p>
        <text:p text:style-name="P1">-----</text:p>
        <text:p text:style-name="P1">tie game</text:p>
      </text:section>
      <text:p text:style-name="P1"/>
      <text:p text:style-name="P1"/>
      <text:p text:style-name="P1"/>
      <text:p text:style-name="P1"/>
      <text:p text:style-name="P1"/>
      <text:p text:style-name="P1"/>
      <text:p text:style-name="P20"/>
      <text:p text:style-name="P20"/>
      <text:p text:style-name="P20"><text:soft-page-break/></text:p>
      <text:p text:style-name="P20">30 pts</text:p>
      <text:p text:style-name="P1">pub fn ship_captain_crew()</text:p>
      <text:p text:style-name="P10"><text:tab/>This function emulates a classic dice game. A man with no seaman<text:span text:style-name="T10">ship</text:span> skill<text:span text:style-name="T10">s, </text:span>wishes to go out to see and collect treasure. To do this he needs 3 things, a ship, a captain, and a crew. To play the game you need 5 dice. Each time you roll the dice you must take one into your hand, you may take more than 1 if you’d like. The game ends when you have taken all 5 dice into your hand.</text:p>
      <text:p text:style-name="P10"><text:tab/>To score in the game you need 3 things, a ship(4), a captain(5), and a crew(6). Each of these coresponds with a value on a 6 sided die. So if you don’t have a 4, 5 and a 6 in your hand you get 0 points. If you do have a ship, captain and crew <text:s/>then the remaining <text:span text:style-name="T10">2</text:span> di<text:span text:style-name="T10">c</text:span>e are your points. </text:p>
      <text:p text:style-name="P10"><text:tab/>Within the function you generate random dice rolls (with <text:span text:style-name="T1">dice_roll</text:span><text:span text:style-name="T2">(</text:span><text:span text:style-name="T1">)</text:span><text:span text:style-name="T6">)</text:span><text:span text:style-name="T1"> </text:span>and store them and print them out to screen. The user then gives input<text:span text:style-name="T6">(with</text:span><text:span text:style-name="T2"> input_number()</text:span><text:span text:style-name="T6">)</text:span><text:span text:style-name="T1"> </text:span>as to what they want to take into their hand. If the input given is not a number we assume they are ready to roll again. But every time they roll they must take at least <text:s/>one die. Once their hand is full you calculate the points and print them out.</text:p>
      <text:p text:style-name="P10"/>
      <text:p text:style-name="P10"/>
      <text:section text:style-name="Sect2" text:name="Section2">
        <text:p text:style-name="P17">Welcome To Ship Captain Crew</text:p>
        <text:p text:style-name="P17">pick a dice (0-4)</text:p>
        <text:p text:style-name="P17">or roll again with any other key</text:p>
        <text:p text:style-name="P17">rolled: [0]: 2 [1]: 3 [2]: 1 [3]: 2 [4]: 6 </text:p>
        <text:p text:style-name="P17">4</text:p>
        <text:p text:style-name="P17">gonna take 4</text:p>
        <text:p text:style-name="P17">hand: 6 0 0 0 0 </text:p>
        <text:p text:style-name="P17"/>
        <text:p text:style-name="P17">pick a dice (0-4)</text:p>
        <text:p text:style-name="P17">or roll again with any other key</text:p>
        <text:p text:style-name="P17">rolled: [0]: 4 [1]: 2 [2]: 6 [3]: 1 [4]: 1 </text:p>
        <text:p text:style-name="P17">8</text:p>
        <text:p text:style-name="P17">you gotta take at least 1 die</text:p>
        <text:p text:style-name="P17">2</text:p>
        <text:p text:style-name="P17">gonna take 2</text:p>
        <text:p text:style-name="P17">hand: 6 6 0 0 0 </text:p>
        <text:p text:style-name="P17">2</text:p>
        <text:p text:style-name="P17">you already took die #2</text:p>
        <text:p text:style-name="P17">0</text:p>
        <text:p text:style-name="P17">gonna take 0</text:p>
        <text:p text:style-name="P17">hand: 6 6 4 0 0 </text:p>
        <text:p text:style-name="P17"/>
        <text:p text:style-name="P17">pick a dice (0-4)</text:p>
        <text:p text:style-name="P17">or roll again with any other key</text:p>
        <text:p text:style-name="P17">rolled: [0]: 2 [1]: 5 [2]: 4 [3]: 6 [4]: 4 </text:p>
        <text:p text:style-name="P17">1</text:p>
        <text:p text:style-name="P17">gonna take 1</text:p>
        <text:p text:style-name="P17">hand: 6 6 4 5 0 </text:p>
        <text:p text:style-name="P17">3</text:p>
        <text:p text:style-name="P17">gonna take 3</text:p>
        <text:p text:style-name="P17">hand: 6 6 4 5 6 </text:p>
        <text:p text:style-name="P17">you scored 12 point</text:p>
        <text:p text:style-name="P17">good job</text:p>
        <text:p text:style-name="P17"/>
        <text:p text:style-name="P17"/>
        <text:p text:style-name="P17"/>
        <text:p text:style-name="P17"/>
        <text:p text:style-name="P17"/>
        <text:p text:style-name="P17">Welcome To Ship Captain Crew</text:p>
        <text:p text:style-name="P17">pick a dice (0-4)</text:p>
        <text:p text:style-name="P17">or roll again with any other key</text:p>
        <text:p text:style-name="P17">rolled: [0]: 2 [1]: 4 [2]: 6 [3]: 3 [4]: 3 </text:p>
        <text:p text:style-name="P17">00</text:p>
        <text:p text:style-name="P17">gonna take 0</text:p>
        <text:p text:style-name="P17">hand: 2 0 0 0 0 </text:p>
        <text:p text:style-name="P17"/>
        <text:p text:style-name="P17">pick a dice (0-4)</text:p>
        <text:p text:style-name="P17">or roll again with any other key</text:p>
        <text:p text:style-name="P17">rolled: [0]: 6 [1]: 4 [2]: 4 [3]: 1 [4]: 1 </text:p>
        <text:p text:style-name="P17">3</text:p>
        <text:p text:style-name="P17">gonna take 3</text:p>
        <text:p text:style-name="P17">hand: 2 1 0 0 0 </text:p>
        <text:p text:style-name="P17">4</text:p>
        <text:p text:style-name="P17">gonna take 4</text:p>
        <text:p text:style-name="P17">hand: 2 1 1 0 0 </text:p>
        <text:p text:style-name="P17"/>
        <text:p text:style-name="P17">pick a dice (0-4)</text:p>
        <text:p text:style-name="P17">or roll again with any other key</text:p>
        <text:p text:style-name="P17">rolled: [0]: 5 [1]: 6 [2]: 1 [3]: 4 [4]: 3 </text:p>
        <text:p text:style-name="P17">0</text:p>
        <text:p text:style-name="P17">gonna take 0</text:p>
        <text:p text:style-name="P17">hand: 2 1 1 5 0 </text:p>
        <text:p text:style-name="P17">1</text:p>
        <text:p text:style-name="P17">gonna take 1</text:p>
        <text:p text:style-name="P17">hand: 2 1 1 5 6 </text:p>
        <text:p text:style-name="P17">you scored 0 points</text:p>
        <text:p text:style-name="P17">better luck next ti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1-29T08:27:46.277583103</dc:date>
    <meta:editing-duration>PT2H26M57S</meta:editing-duration>
    <meta:editing-cycles>7</meta:editing-cycles>
    <meta:generator>LibreOffice/7.4.2.3$Linux_X86_64 LibreOffice_project/40$Build-3</meta:generator>
    <meta:document-statistic meta:table-count="0" meta:image-count="0" meta:object-count="0" meta:page-count="8" meta:paragraph-count="368" meta:word-count="2277" meta:character-count="10697" meta:non-whitespace-character-count="8675"/>
  </office:meta>
</office:document-meta>
</file>